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2ee3bc" officeooo:paragraph-rsid="002ee3bc"/>
    </style:style>
    <style:style style:name="P4" style:family="paragraph" style:parent-style-name="Standard" style:list-style-name="L1">
      <style:text-properties officeooo:rsid="002ee3bc" officeooo:paragraph-rsid="002fc877"/>
    </style:style>
    <style:style style:name="P5" style:family="paragraph" style:parent-style-name="Standard" style:list-style-name="L1">
      <style:text-properties style:text-position="0% 100%" style:font-name="Liberation Serif" officeooo:rsid="002ee3bc" officeooo:paragraph-rsid="002ee3bc"/>
    </style:style>
    <style:style style:name="P6" style:family="paragraph" style:parent-style-name="Standard" style:list-style-name="L1">
      <style:text-properties style:text-position="0% 100%" style:font-name="Liberation Serif" officeooo:rsid="00351ad5" officeooo:paragraph-rsid="00351ad5"/>
    </style:style>
    <style:style style:name="P7" style:family="paragraph" style:parent-style-name="Standard" style:list-style-name="L1">
      <style:text-properties style:text-position="0% 100%" style:font-name="Liberation Serif" officeooo:rsid="000d18bb" officeooo:paragraph-rsid="000d18bb"/>
    </style:style>
    <style:style style:name="P8" style:family="paragraph" style:parent-style-name="Standard" style:list-style-name="L1">
      <style:text-properties style:text-position="0% 100%" style:font-name="Liberation Serif" officeooo:rsid="00379f1e" officeooo:paragraph-rsid="00379f1e"/>
    </style:style>
    <style:style style:name="P9" style:family="paragraph" style:parent-style-name="Standard" style:list-style-name="L1">
      <style:text-properties style:text-position="0% 100%" style:font-name="Liberation Serif" officeooo:rsid="005b649d" officeooo:paragraph-rsid="005b649d"/>
    </style:style>
    <style:style style:name="P10" style:family="paragraph" style:parent-style-name="Standard" style:list-style-name="L1">
      <style:text-properties style:text-position="0% 100%" style:font-name="Liberation Serif1" officeooo:rsid="000f05b7" officeooo:paragraph-rsid="000f05b7"/>
    </style:style>
    <style:style style:name="P11" style:family="paragraph" style:parent-style-name="Standard" style:list-style-name="L1">
      <style:text-properties style:text-position="0% 100%" style:font-name="Liberation Serif1" officeooo:rsid="00750d01" officeooo:paragraph-rsid="00750d01"/>
    </style:style>
    <style:style style:name="P12" style:family="paragraph" style:parent-style-name="Standard" style:list-style-name="L1">
      <style:text-properties style:text-position="0% 100%" style:font-name="Liberation Serif1" officeooo:rsid="003ae13d" officeooo:paragraph-rsid="003ae13d"/>
    </style:style>
    <style:style style:name="P13" style:family="paragraph" style:parent-style-name="Standard" style:list-style-name="L1">
      <style:text-properties style:text-position="0% 100%" style:font-name="Liberation Serif1" officeooo:rsid="003d4362" officeooo:paragraph-rsid="003d4362"/>
    </style:style>
    <style:style style:name="P14" style:family="paragraph" style:parent-style-name="Standard" style:list-style-name="L1">
      <style:text-properties style:text-position="0% 100%" style:font-name="Liberation Serif1" officeooo:rsid="000fc5d8" officeooo:paragraph-rsid="000fc5d8"/>
    </style:style>
    <style:style style:name="P15" style:family="paragraph" style:parent-style-name="Standard" style:list-style-name="L1">
      <style:text-properties style:text-position="0% 100%" style:font-name="Liberation Serif1" officeooo:rsid="005f4cb4" officeooo:paragraph-rsid="005f4cb4"/>
    </style:style>
    <style:style style:name="P16" style:family="paragraph" style:parent-style-name="Standard" style:list-style-name="L1">
      <style:text-properties style:text-position="0% 100%" style:font-name="Liberation Serif1" officeooo:rsid="0010fd9e" officeooo:paragraph-rsid="0010fd9e"/>
    </style:style>
    <style:style style:name="P17" style:family="paragraph" style:parent-style-name="Standard" style:list-style-name="L1">
      <style:text-properties style:text-position="0% 100%" style:font-name="Liberation Serif1" officeooo:rsid="0012f2f2" officeooo:paragraph-rsid="0012f2f2"/>
    </style:style>
    <style:style style:name="P18" style:family="paragraph" style:parent-style-name="Standard" style:list-style-name="L1">
      <style:text-properties style:text-position="0% 100%" style:font-name="Liberation Serif1" officeooo:rsid="00411d85" officeooo:paragraph-rsid="00411d85"/>
    </style:style>
    <style:style style:name="P19" style:family="paragraph" style:parent-style-name="Standard" style:list-style-name="L1">
      <style:text-properties style:text-position="0% 100%" style:font-name="Liberation Serif1" officeooo:rsid="0014cdf6" officeooo:paragraph-rsid="0014cdf6"/>
    </style:style>
    <style:style style:name="P20" style:family="paragraph" style:parent-style-name="Standard" style:list-style-name="L1">
      <style:text-properties style:text-position="0% 100%" style:font-name="Liberation Serif1" officeooo:rsid="0041bb33" officeooo:paragraph-rsid="0041bb33"/>
    </style:style>
    <style:style style:name="P21" style:family="paragraph" style:parent-style-name="Standard" style:list-style-name="L1">
      <style:text-properties style:text-position="0% 100%" style:font-name="Liberation Serif1" officeooo:rsid="00188411" officeooo:paragraph-rsid="00188411"/>
    </style:style>
    <style:style style:name="P22" style:family="paragraph" style:parent-style-name="Standard" style:list-style-name="L1">
      <style:text-properties style:text-position="0% 100%" style:font-name="Liberation Serif1" officeooo:rsid="0045caf2" officeooo:paragraph-rsid="0045caf2"/>
    </style:style>
    <style:style style:name="P23" style:family="paragraph" style:parent-style-name="Standard" style:list-style-name="L1">
      <style:text-properties style:text-position="0% 100%" style:font-name="Liberation Serif1" officeooo:rsid="00468162" officeooo:paragraph-rsid="00468162"/>
    </style:style>
    <style:style style:name="P24" style:family="paragraph" style:parent-style-name="Standard" style:list-style-name="L1">
      <style:text-properties style:text-position="0% 100%" style:font-name="Liberation Serif1" officeooo:rsid="001a7b1e" officeooo:paragraph-rsid="001a7b1e"/>
    </style:style>
    <style:style style:name="P25" style:family="paragraph" style:parent-style-name="Standard" style:list-style-name="L1">
      <style:text-properties style:text-position="0% 100%" style:font-name="Liberation Serif1" officeooo:rsid="005f7b10" officeooo:paragraph-rsid="005f7b10"/>
    </style:style>
    <style:style style:name="P26" style:family="paragraph" style:parent-style-name="Standard" style:list-style-name="L1">
      <style:text-properties style:text-position="0% 100%" style:font-name="Liberation Serif1" officeooo:rsid="001b2378" officeooo:paragraph-rsid="001b2378"/>
    </style:style>
    <style:style style:name="P27" style:family="paragraph" style:parent-style-name="Standard" style:list-style-name="L1">
      <style:text-properties style:text-position="0% 100%" style:font-name="Liberation Serif1" officeooo:rsid="00611af3" officeooo:paragraph-rsid="00611af3"/>
    </style:style>
    <style:style style:name="P28" style:family="paragraph" style:parent-style-name="Standard" style:list-style-name="L1">
      <style:text-properties style:text-position="0% 100%" style:font-name="Liberation Serif1" officeooo:rsid="001c4216" officeooo:paragraph-rsid="001c4216"/>
    </style:style>
    <style:style style:name="P29" style:family="paragraph" style:parent-style-name="Standard" style:list-style-name="L1">
      <style:text-properties style:text-position="0% 100%" style:font-name="Liberation Serif1" officeooo:rsid="0062326a" officeooo:paragraph-rsid="0062326a"/>
    </style:style>
    <style:style style:name="P30" style:family="paragraph" style:parent-style-name="Standard" style:list-style-name="L1">
      <style:text-properties style:text-position="0% 100%" style:font-name="Liberation Serif1" officeooo:rsid="004aa3fc" officeooo:paragraph-rsid="004aa3fc"/>
    </style:style>
    <style:style style:name="P31" style:family="paragraph" style:parent-style-name="Standard" style:list-style-name="L1">
      <style:text-properties style:text-position="0% 100%" style:font-name="Liberation Serif1" officeooo:rsid="001f0af3" officeooo:paragraph-rsid="001f0af3"/>
    </style:style>
    <style:style style:name="P32" style:family="paragraph" style:parent-style-name="Standard" style:list-style-name="L1">
      <style:text-properties style:text-position="0% 100%" style:font-name="Liberation Serif1" officeooo:rsid="0063a89f" officeooo:paragraph-rsid="0063a89f"/>
    </style:style>
    <style:style style:name="P33" style:family="paragraph" style:parent-style-name="Standard" style:list-style-name="L1">
      <style:text-properties style:text-position="0% 100%" style:font-name="Liberation Serif1" officeooo:rsid="001f9547" officeooo:paragraph-rsid="001f9547"/>
    </style:style>
    <style:style style:name="P34" style:family="paragraph" style:parent-style-name="Standard" style:list-style-name="L1">
      <style:text-properties style:text-position="0% 100%" style:font-name="Liberation Serif1" officeooo:rsid="00653d56" officeooo:paragraph-rsid="00653d56"/>
    </style:style>
    <style:style style:name="P35" style:family="paragraph" style:parent-style-name="Standard" style:list-style-name="L1">
      <style:text-properties style:text-position="0% 100%" style:font-name="Liberation Serif1" officeooo:rsid="0022a002" officeooo:paragraph-rsid="0022a002"/>
    </style:style>
    <style:style style:name="P36" style:family="paragraph" style:parent-style-name="Standard" style:list-style-name="L1">
      <style:text-properties style:text-position="0% 100%" style:font-name="Liberation Serif1" officeooo:rsid="00654f2d" officeooo:paragraph-rsid="00654f2d"/>
    </style:style>
    <style:style style:name="P37" style:family="paragraph" style:parent-style-name="Standard" style:list-style-name="L1">
      <style:text-properties style:text-position="0% 100%" style:font-name="Liberation Serif1" officeooo:rsid="0065b72a" officeooo:paragraph-rsid="0065b72a"/>
    </style:style>
    <style:style style:name="P38" style:family="paragraph" style:parent-style-name="Standard" style:list-style-name="L1">
      <style:text-properties style:text-position="0% 100%" style:font-name="Liberation Serif1" officeooo:rsid="00251364" officeooo:paragraph-rsid="00251364"/>
    </style:style>
    <style:style style:name="P39" style:family="paragraph" style:parent-style-name="Standard" style:list-style-name="L1">
      <style:text-properties style:text-position="0% 100%" style:font-name="Liberation Serif1" officeooo:rsid="00704565" officeooo:paragraph-rsid="00704565"/>
    </style:style>
    <style:style style:name="P40" style:family="paragraph" style:parent-style-name="Standard" style:list-style-name="L1">
      <style:text-properties style:text-position="0% 100%" style:font-name="Liberation Serif1" officeooo:rsid="0026b50f" officeooo:paragraph-rsid="0026b50f"/>
    </style:style>
    <style:style style:name="P41" style:family="paragraph" style:parent-style-name="Standard" style:list-style-name="L1">
      <style:text-properties style:text-position="0% 100%" style:font-name="Liberation Serif1" officeooo:rsid="00674ae0" officeooo:paragraph-rsid="00674ae0"/>
    </style:style>
    <style:style style:name="P42" style:family="paragraph" style:parent-style-name="Standard" style:list-style-name="L1">
      <style:text-properties style:text-position="0% 100%" style:font-name="Liberation Serif1" officeooo:rsid="0026f686" officeooo:paragraph-rsid="0026f686"/>
    </style:style>
    <style:style style:name="P43" style:family="paragraph" style:parent-style-name="Standard" style:list-style-name="L1">
      <style:text-properties style:text-position="0% 100%" style:font-name="Liberation Serif1" officeooo:rsid="0068730b" officeooo:paragraph-rsid="0068730b"/>
    </style:style>
    <style:style style:name="P44" style:family="paragraph" style:parent-style-name="Standard" style:list-style-name="L1">
      <style:text-properties style:text-position="0% 100%" style:font-name="Liberation Serif1" officeooo:rsid="006a4dbc" officeooo:paragraph-rsid="006a4dbc"/>
    </style:style>
    <style:style style:name="P45" style:family="paragraph" style:parent-style-name="Standard" style:list-style-name="L1">
      <style:text-properties style:text-position="0% 100%" style:font-name="Liberation Serif1" officeooo:rsid="006b378e" officeooo:paragraph-rsid="006b378e"/>
    </style:style>
    <style:style style:name="P46" style:family="paragraph" style:parent-style-name="Standard" style:list-style-name="L1">
      <style:text-properties style:text-position="0% 100%" style:font-name="Liberation Serif1" officeooo:rsid="002b422c" officeooo:paragraph-rsid="002b422c"/>
    </style:style>
    <style:style style:name="P47" style:family="paragraph" style:parent-style-name="Standard" style:list-style-name="L1">
      <style:text-properties style:text-position="0% 100%" style:font-name="Liberation Serif1" officeooo:rsid="00575fe3" officeooo:paragraph-rsid="00575fe3"/>
    </style:style>
    <style:style style:name="P48" style:family="paragraph" style:parent-style-name="Standard" style:list-style-name="L1">
      <style:text-properties style:text-position="0% 100%" style:font-name="Liberation Serif1" officeooo:rsid="006cba29" officeooo:paragraph-rsid="006cba29"/>
    </style:style>
    <style:style style:name="P49" style:family="paragraph" style:parent-style-name="Standard" style:list-style-name="L1">
      <style:text-properties officeooo:rsid="00351ad5" officeooo:paragraph-rsid="00351ad5"/>
    </style:style>
    <style:style style:name="P50" style:family="paragraph" style:parent-style-name="Standard" style:list-style-name="L1">
      <style:text-properties officeooo:rsid="000d18bb" officeooo:paragraph-rsid="0078b1b9"/>
    </style:style>
    <style:style style:name="P51" style:family="paragraph" style:parent-style-name="Standard" style:list-style-name="L1">
      <style:text-properties officeooo:rsid="000fc5d8" officeooo:paragraph-rsid="0078b1b9"/>
    </style:style>
    <style:style style:name="P52" style:family="paragraph" style:parent-style-name="Standard" style:list-style-name="L1">
      <style:text-properties officeooo:rsid="0010fd9e" officeooo:paragraph-rsid="0078b1b9"/>
    </style:style>
    <style:style style:name="P53" style:family="paragraph" style:parent-style-name="Standard" style:list-style-name="L1">
      <style:text-properties officeooo:rsid="0010fd9e" officeooo:paragraph-rsid="0010fd9e"/>
    </style:style>
    <style:style style:name="P54" style:family="paragraph" style:parent-style-name="Standard" style:list-style-name="L1">
      <style:text-properties officeooo:rsid="0012f2f2" officeooo:paragraph-rsid="0078b1b9"/>
    </style:style>
    <style:style style:name="P55" style:family="paragraph" style:parent-style-name="Standard" style:list-style-name="L1">
      <style:text-properties officeooo:rsid="0014cdf6" officeooo:paragraph-rsid="0078b1b9"/>
    </style:style>
    <style:style style:name="P56" style:family="paragraph" style:parent-style-name="Standard" style:list-style-name="L1">
      <style:text-properties officeooo:rsid="00166855" officeooo:paragraph-rsid="0078b1b9"/>
    </style:style>
    <style:style style:name="P57" style:family="paragraph" style:parent-style-name="Standard" style:list-style-name="L1">
      <style:text-properties officeooo:rsid="00166855" officeooo:paragraph-rsid="00166855"/>
    </style:style>
    <style:style style:name="P58" style:family="paragraph" style:parent-style-name="Standard" style:list-style-name="L1">
      <style:text-properties officeooo:rsid="0042df16" officeooo:paragraph-rsid="0042df16"/>
    </style:style>
    <style:style style:name="P59" style:family="paragraph" style:parent-style-name="Standard" style:list-style-name="L1">
      <style:text-properties officeooo:rsid="00188411" officeooo:paragraph-rsid="0078b1b9"/>
    </style:style>
    <style:style style:name="P60" style:family="paragraph" style:parent-style-name="Standard" style:list-style-name="L1">
      <style:text-properties officeooo:rsid="00188411" officeooo:paragraph-rsid="00188411"/>
    </style:style>
    <style:style style:name="P61" style:family="paragraph" style:parent-style-name="Standard" style:list-style-name="L1">
      <style:text-properties officeooo:rsid="001a7b1e" officeooo:paragraph-rsid="0078b1b9"/>
    </style:style>
    <style:style style:name="P62" style:family="paragraph" style:parent-style-name="Standard" style:list-style-name="L1">
      <style:text-properties officeooo:rsid="001b2378" officeooo:paragraph-rsid="0078b1b9"/>
    </style:style>
    <style:style style:name="P63" style:family="paragraph" style:parent-style-name="Standard" style:list-style-name="L1">
      <style:text-properties officeooo:rsid="001c4216" officeooo:paragraph-rsid="0078b1b9"/>
    </style:style>
    <style:style style:name="P64" style:family="paragraph" style:parent-style-name="Standard" style:list-style-name="L1">
      <style:text-properties officeooo:rsid="001ce6e4" officeooo:paragraph-rsid="0078b1b9"/>
    </style:style>
    <style:style style:name="P65" style:family="paragraph" style:parent-style-name="Standard" style:list-style-name="L1">
      <style:text-properties officeooo:rsid="001ce6e4" officeooo:paragraph-rsid="001ce6e4"/>
    </style:style>
    <style:style style:name="P66" style:family="paragraph" style:parent-style-name="Standard" style:list-style-name="L1">
      <style:text-properties officeooo:rsid="001f0af3" officeooo:paragraph-rsid="0078b1b9"/>
    </style:style>
    <style:style style:name="P67" style:family="paragraph" style:parent-style-name="Standard" style:list-style-name="L1">
      <style:text-properties officeooo:rsid="001f9547" officeooo:paragraph-rsid="0078b1b9"/>
    </style:style>
    <style:style style:name="P68" style:family="paragraph" style:parent-style-name="Standard" style:list-style-name="L1">
      <style:text-properties officeooo:rsid="0022a002" officeooo:paragraph-rsid="0078b1b9"/>
    </style:style>
    <style:style style:name="P69" style:family="paragraph" style:parent-style-name="Standard" style:list-style-name="L1">
      <style:text-properties officeooo:rsid="0023e470" officeooo:paragraph-rsid="0078b1b9"/>
    </style:style>
    <style:style style:name="P70" style:family="paragraph" style:parent-style-name="Standard" style:list-style-name="L1">
      <style:text-properties officeooo:rsid="0023e470" officeooo:paragraph-rsid="00249a00"/>
    </style:style>
    <style:style style:name="P71" style:family="paragraph" style:parent-style-name="Standard" style:list-style-name="L1">
      <style:text-properties officeooo:rsid="0050d897" officeooo:paragraph-rsid="0050d897"/>
    </style:style>
    <style:style style:name="P72" style:family="paragraph" style:parent-style-name="Standard" style:list-style-name="L1">
      <style:text-properties officeooo:rsid="00249a00" officeooo:paragraph-rsid="0078b1b9"/>
    </style:style>
    <style:style style:name="P73" style:family="paragraph" style:parent-style-name="Standard" style:list-style-name="L1">
      <style:text-properties officeooo:rsid="00249a00" officeooo:paragraph-rsid="00249a00"/>
    </style:style>
    <style:style style:name="P74" style:family="paragraph" style:parent-style-name="Standard" style:list-style-name="L1">
      <style:text-properties officeooo:rsid="0065b7a1" officeooo:paragraph-rsid="0065b7a1"/>
    </style:style>
    <style:style style:name="P75" style:family="paragraph" style:parent-style-name="Standard" style:list-style-name="L1">
      <style:text-properties officeooo:rsid="00251364" officeooo:paragraph-rsid="0078b1b9"/>
    </style:style>
    <style:style style:name="P76" style:family="paragraph" style:parent-style-name="Standard" style:list-style-name="L1">
      <style:text-properties officeooo:rsid="0026b50f" officeooo:paragraph-rsid="0078b1b9"/>
    </style:style>
    <style:style style:name="P77" style:family="paragraph" style:parent-style-name="Standard" style:list-style-name="L1">
      <style:text-properties officeooo:rsid="0026f686" officeooo:paragraph-rsid="0078b1b9"/>
    </style:style>
    <style:style style:name="P78" style:family="paragraph" style:parent-style-name="Standard" style:list-style-name="L1">
      <style:text-properties officeooo:rsid="00295a38" officeooo:paragraph-rsid="0078b1b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78b1b9" style:font-weight-asian="bold" style:font-weight-complex="bold"/>
    </style:style>
    <style:style style:name="T3" style:family="text">
      <style:text-properties style:text-underline-style="solid" style:text-underline-width="auto" style:text-underline-color="font-color" fo:font-weight="bold" officeooo:rsid="000c7dc3" style:font-weight-asian="bold" style:font-weight-complex="bold"/>
    </style:style>
    <style:style style:name="T4" style:family="text">
      <style:text-properties style:text-underline-style="solid" style:text-underline-width="auto" style:text-underline-color="font-color" fo:font-weight="bold" officeooo:rsid="007a8a2c" style:font-weight-asian="bold" style:font-weight-complex="bold"/>
    </style:style>
    <style:style style:name="T5" style:family="text">
      <style:text-properties style:text-underline-style="solid" style:text-underline-width="auto" style:text-underline-color="font-color" fo:font-weight="bold" officeooo:rsid="007c5d15" style:font-weight-asian="bold" style:font-weight-complex="bold"/>
    </style:style>
    <style:style style:name="T6" style:family="text">
      <style:text-properties style:font-name="Liberation Serif1"/>
    </style:style>
    <style:style style:name="T7" style:family="text">
      <style:text-properties style:font-name="Liberation Serif"/>
    </style:style>
    <style:style style:name="T8" style:family="text">
      <style:text-properties style:text-position="super 58%"/>
    </style:style>
    <style:style style:name="T9" style:family="text">
      <style:text-properties style:text-position="super 58%" style:font-name="Liberation Serif"/>
    </style:style>
    <style:style style:name="T10" style:family="text">
      <style:text-properties style:text-position="super 58%" style:font-name="Liberation Serif1"/>
    </style:style>
    <style:style style:name="T11" style:family="text">
      <style:text-properties style:text-position="0% 100%" style:font-name="Liberation Serif"/>
    </style:style>
    <style:style style:name="T12"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3" style:family="text">
      <style:text-properties style:text-position="0% 100%" style:font-name="Liberation Serif" style:text-underline-style="solid" style:text-underline-width="auto" style:text-underline-color="font-color" fo:font-weight="bold" officeooo:rsid="000c7dc3" style:font-weight-asian="bold" style:font-weight-complex="bold"/>
    </style:style>
    <style:style style:name="T14" style:family="text">
      <style:text-properties style:text-position="0% 100%" style:font-name="Liberation Serif" style:text-underline-style="solid" style:text-underline-width="auto" style:text-underline-color="font-color" fo:font-weight="bold" officeooo:rsid="0078b1b9" style:font-weight-asian="bold" style:font-weight-complex="bold"/>
    </style:style>
    <style:style style:name="T15" style:family="text">
      <style:text-properties style:text-position="0% 100%" style:font-name="Liberation Serif" style:text-underline-style="solid" style:text-underline-width="auto" style:text-underline-color="font-color" fo:font-weight="bold" officeooo:rsid="007f1951" style:font-weight-asian="bold" style:font-weight-complex="bold"/>
    </style:style>
    <style:style style:name="T16" style:family="text">
      <style:text-properties style:text-position="0% 100%" style:font-name="Liberation Serif" officeooo:rsid="002fc877"/>
    </style:style>
    <style:style style:name="T17" style:family="text">
      <style:text-properties style:text-position="0% 100%" style:font-name="Liberation Serif1"/>
    </style:style>
    <style:style style:name="T18"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9"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20" style:family="text">
      <style:text-properties style:text-position="0% 100%" style:font-name="Liberation Serif1" style:text-underline-style="solid" style:text-underline-width="auto" style:text-underline-color="font-color" fo:font-weight="bold" officeooo:rsid="000c7dc3" style:font-weight-asian="bold" style:font-weight-complex="bold"/>
    </style:style>
    <style:style style:name="T21" style:family="text">
      <style:text-properties style:text-position="0% 100%" style:font-name="Liberation Serif1" style:text-underline-style="solid" style:text-underline-width="auto" style:text-underline-color="font-color" fo:font-weight="bold" officeooo:rsid="0078b1b9" style:font-weight-asian="bold" style:font-weight-complex="bold"/>
    </style:style>
    <style:style style:name="T22" style:family="text">
      <style:text-properties style:text-position="0% 100%" style:font-name="Liberation Serif1" style:text-underline-style="solid" style:text-underline-width="auto" style:text-underline-color="font-color" fo:font-weight="bold" officeooo:rsid="0080009e" style:font-weight-asian="bold" style:font-weight-complex="bold"/>
    </style:style>
    <style:style style:name="T23" style:family="text">
      <style:text-properties style:text-position="0% 100%" style:font-name="Liberation Serif1" style:text-underline-style="solid" style:text-underline-width="auto" style:text-underline-color="font-color" fo:font-weight="bold" officeooo:rsid="00826275" style:font-weight-asian="bold" style:font-weight-complex="bold"/>
    </style:style>
    <style:style style:name="T24" style:family="text">
      <style:text-properties style:text-position="0% 100%" style:font-name="Liberation Serif1" style:text-underline-style="solid" style:text-underline-width="auto" style:text-underline-color="font-color" fo:font-weight="bold" officeooo:rsid="0083095b" style:font-weight-asian="bold" style:font-weight-complex="bold"/>
    </style:style>
    <style:style style:name="T25" style:family="text">
      <style:text-properties style:text-position="0% 100%" style:font-name="Liberation Serif1" style:text-underline-style="solid" style:text-underline-width="auto" style:text-underline-color="font-color" fo:font-weight="bold" officeooo:rsid="0086beaf" style:font-weight-asian="bold" style:font-weight-complex="bold"/>
    </style:style>
    <style:style style:name="T26" style:family="text">
      <style:text-properties style:text-position="0% 100%" style:font-name="Liberation Serif1" style:text-underline-style="solid" style:text-underline-width="auto" style:text-underline-color="font-color" fo:font-weight="bold" officeooo:rsid="0088a4da" style:font-weight-asian="bold" style:font-weight-complex="bold"/>
    </style:style>
    <style:style style:name="T27" style:family="text">
      <style:text-properties style:text-position="0% 100%" style:font-name="Liberation Serif1" style:text-underline-style="solid" style:text-underline-width="auto" style:text-underline-color="font-color" fo:font-weight="bold" officeooo:rsid="008a7803" style:font-weight-asian="bold" style:font-weight-complex="bold"/>
    </style:style>
    <style:style style:name="T28" style:family="text">
      <style:text-properties style:text-position="0% 100%" style:font-name="Liberation Serif1" style:text-underline-style="solid" style:text-underline-width="auto" style:text-underline-color="font-color" fo:font-weight="bold" officeooo:rsid="008c90b7" style:font-weight-asian="bold" style:font-weight-complex="bold"/>
    </style:style>
    <style:style style:name="T29" style:family="text">
      <style:text-properties style:text-position="0% 100%" style:font-name="Liberation Serif1" style:text-underline-style="solid" style:text-underline-width="auto" style:text-underline-color="font-color" fo:font-weight="bold" officeooo:rsid="008ec07e" style:font-weight-asian="bold" style:font-weight-complex="bold"/>
    </style:style>
    <style:style style:name="T30" style:family="text">
      <style:text-properties style:text-position="0% 100%" style:font-name="Liberation Serif1" style:text-underline-style="solid" style:text-underline-width="auto" style:text-underline-color="font-color" fo:font-weight="bold" officeooo:rsid="008f652b" style:font-weight-asian="bold" style:font-weight-complex="bold"/>
    </style:style>
    <style:style style:name="T31" style:family="text">
      <style:text-properties style:text-position="0% 100%" style:font-name="Liberation Serif1" style:text-underline-style="solid" style:text-underline-width="auto" style:text-underline-color="font-color" fo:font-weight="bold" officeooo:rsid="00912ae3" style:font-weight-asian="bold" style:font-weight-complex="bold"/>
    </style:style>
    <style:style style:name="T32" style:family="text">
      <style:text-properties style:text-position="0% 100%" style:font-name="Liberation Serif1" style:text-underline-style="solid" style:text-underline-width="auto" style:text-underline-color="font-color" fo:font-weight="bold" officeooo:rsid="0093333f" style:font-weight-asian="bold" style:font-weight-complex="bold"/>
    </style:style>
    <style:style style:name="T33" style:family="text">
      <style:text-properties style:text-position="0% 100%" style:font-name="Liberation Serif1" style:text-underline-style="solid" style:text-underline-width="auto" style:text-underline-color="font-color" fo:font-weight="bold" officeooo:rsid="0094c222" style:font-weight-asian="bold" style:font-weight-complex="bold"/>
    </style:style>
    <style:style style:name="T34" style:family="text">
      <style:text-properties style:text-position="0% 100%" style:font-name="Liberation Serif1" style:text-underline-style="solid" style:text-underline-width="auto" style:text-underline-color="font-color" fo:font-weight="bold" officeooo:rsid="00956522" style:font-weight-asian="bold" style:font-weight-complex="bold"/>
    </style:style>
    <style:style style:name="T35" style:family="text">
      <style:text-properties style:text-position="0% 100%" style:font-name="Liberation Serif1" style:text-underline-style="solid" style:text-underline-width="auto" style:text-underline-color="font-color" fo:font-weight="bold" officeooo:rsid="0098565b" style:font-weight-asian="bold" style:font-weight-complex="bold"/>
    </style:style>
    <style:style style:name="T36" style:family="text">
      <style:text-properties style:text-position="0% 100%" style:font-name="Liberation Serif1" style:text-underline-style="solid" style:text-underline-width="auto" style:text-underline-color="font-color" fo:font-weight="bold" officeooo:rsid="009af5d1" style:font-weight-asian="bold" style:font-weight-complex="bold"/>
    </style:style>
    <style:style style:name="T37" style:family="text">
      <style:text-properties style:text-position="0% 100%" style:font-name="Liberation Serif1" style:text-underline-style="solid" style:text-underline-width="auto" style:text-underline-color="font-color" fo:font-weight="bold" officeooo:rsid="009c44bb" style:font-weight-asian="bold" style:font-weight-complex="bold"/>
    </style:style>
    <style:style style:name="T38" style:family="text">
      <style:text-properties style:text-position="0% 100%" style:font-name="Liberation Serif1" style:text-underline-style="solid" style:text-underline-width="auto" style:text-underline-color="font-color" fo:font-weight="bold" officeooo:rsid="009d9a99" style:font-weight-asian="bold" style:font-weight-complex="bold"/>
    </style:style>
    <style:style style:name="T39" style:family="text">
      <style:text-properties style:text-position="0% 100%" style:font-name="Liberation Serif1" style:text-underline-style="solid" style:text-underline-width="auto" style:text-underline-color="font-color" fo:font-weight="bold" officeooo:rsid="009e1654" style:font-weight-asian="bold" style:font-weight-complex="bold"/>
    </style:style>
    <style:style style:name="T40" style:family="text">
      <style:text-properties style:text-position="0% 100%" style:font-name="Liberation Serif1" style:text-underline-style="solid" style:text-underline-width="auto" style:text-underline-color="font-color" fo:font-weight="bold" officeooo:rsid="009ede38" style:font-weight-asian="bold" style:font-weight-complex="bold"/>
    </style:style>
    <style:style style:name="T41" style:family="text">
      <style:text-properties style:text-position="0% 100%" style:font-name="Liberation Serif1" officeooo:rsid="00249a00"/>
    </style:style>
    <style:style style:name="T42" style:family="text">
      <style:text-properties style:text-position="0% 100%" style:font-name="Liberation Serif1" style:text-underline-style="solid" style:text-underline-type="double" style:text-underline-width="auto" style:text-underline-color="font-color" officeooo:rsid="00249a00"/>
    </style:style>
    <style:style style:name="T43" style:family="text">
      <style:text-properties style:text-position="0% 100%" style:font-name="Liberation Serif1" officeooo:rsid="00249d91"/>
    </style:style>
    <style:style style:name="T44" style:family="text">
      <style:text-properties style:text-position="0% 100%" style:font-name="Liberation Serif1" officeooo:rsid="00433ed1"/>
    </style:style>
    <style:style style:name="T45" style:family="text">
      <style:text-properties style:text-position="0% 100%" style:font-name="Liberation Serif1" officeooo:rsid="00451ed1"/>
    </style:style>
    <style:style style:name="T46" style:family="text">
      <style:text-properties style:text-position="sub 58%"/>
    </style:style>
    <style:style style:name="T47" style:family="text">
      <style:text-properties style:text-position="sub 58%" style:font-name="Liberation Serif1"/>
    </style:style>
    <style:style style:name="T48" style:family="text">
      <style:text-properties style:text-position="sub 58%" style:font-name="Liberation Serif"/>
    </style:style>
    <style:style style:name="T49" style:family="text">
      <style:text-properties officeooo:rsid="0031e064"/>
    </style:style>
    <style:style style:name="T50" style:family="text">
      <style:text-properties fo:color="#ff3333"/>
    </style:style>
    <style:style style:name="T51" style:family="text">
      <style:text-properties fo:color="#ff3333" style:text-position="0% 100%" style:font-name="Liberation Serif1"/>
    </style:style>
    <style:style style:name="T52" style:family="text">
      <style:text-properties fo:color="#ff3333" style:text-position="0% 100%" style:font-name="Liberation Serif1" officeooo:rsid="00249d91"/>
    </style:style>
    <style:style style:name="T53" style:family="text">
      <style:text-properties officeooo:rsid="003f42e0"/>
    </style:style>
    <style:style style:name="T54" style:family="text">
      <style:text-properties officeooo:rsid="0041bb33"/>
    </style:style>
    <style:style style:name="T55" style:family="text">
      <style:text-properties officeooo:rsid="0047d9dc"/>
    </style:style>
    <style:style style:name="T56" style:family="text">
      <style:text-properties officeooo:rsid="004896f2"/>
    </style:style>
    <style:style style:name="T57" style:family="text">
      <style:text-properties officeooo:rsid="00721c4b"/>
    </style:style>
    <style:style style:name="T58" style:family="text">
      <style:text-properties officeooo:rsid="0073d386"/>
    </style:style>
    <style:style style:name="T59" style:family="text">
      <style:text-properties officeooo:rsid="00747d49"/>
    </style:style>
    <style:style style:name="T60" style:family="text">
      <style:text-properties officeooo:rsid="00a377f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648289015838220326" text:style-name="L1">
        <text:list-item>
          <text:p text:style-name="P2"><text:span text:style-name="T4">Page 19 </text:span><text:span text:style-name="T2">(</text:span><text:span text:style-name="T1">Page 18, </text:span><text:span text:style-name="T2">17 Jan. Note)</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3">In short, the choice does not make a huge difference, so we decided to be more conservative with our cuts. <text:s/><text:span text:style-name="T49">Differences in fit values extracted for numbers quotes below (from systematic study) are well within errors of each other</text:span></text:p>
              <text:list>
                <text:list-item>
                  <text:p text:style-name="P3">Counts done for 0-10% centrality numerators from 0-0.2 GeV/c</text:p>
                </text:list-item>
                <text:list-item>
                  <text:p text:style-name="P3">For <text:span text:style-name="T6">Λ</text:span><text:span text:style-name="T7">K</text:span><text:span text:style-name="T9">0</text:span><text:span text:style-name="T48">S</text:span><text:span text:style-name="T11"> </text:span></text:p>
                  <text:list>
                    <text:list-item>
                      <text:p text:style-name="P5">it looks like 4 cm could have been suitable, but some evidence of CF below unity at this value</text:p>
                    </text:list-item>
                    <text:list-item>
                      <text:p text:style-name="P5">AvgSep NegNeg</text:p>
                      <text:list>
                        <text:list-item>
                          <text:p text:style-name="P5">Relaxing cut from 6.0 cm to 5.0 cm: <text:s text:c="3"/>+0.055% pairs</text:p>
                        </text:list-item>
                        <text:list-item>
                          <text:p text:style-name="P5">Tightening cut from 6.0 cm to 7.0 cm: <text:s/>-0.078% pairs</text:p>
                        </text:list-item>
                      </text:list>
                    </text:list-item>
                    <text:list-item>
                      <text:p text:style-name="P4"><text:span text:style-name="T11">AvgSep </text:span><text:span text:style-name="T16">PosPos</text:span></text:p>
                      <text:list>
                        <text:list-item>
                          <text:p text:style-name="P4"><text:span text:style-name="T11">Relaxing cut from 6.0 cm to 5.0 cm: <text:s text:c="3"/>+0.</text:span><text:span text:style-name="T16">122</text:span><text:span text:style-name="T11">% pairs</text:span></text:p>
                        </text:list-item>
                        <text:list-item>
                          <text:p text:style-name="P4"><text:span text:style-name="T11">Tightening cut from 6.0 cm to 7.0 cm: <text:s/>-0.</text:span><text:span text:style-name="T16">159</text:span><text:span text:style-name="T11">% pairs</text:span></text:p>
                        </text:list-item>
                      </text:list>
                    </text:list-item>
                  </text:list>
                </text:list-item>
                <text:list-item>
                  <text:p text:style-name="P49"><text:span text:style-name="T11">For </text:span><text:span text:style-name="T17">Λ</text:span><text:span text:style-name="T11">K+</text:span></text:p>
                  <text:list>
                    <text:list-item>
                      <text:p text:style-name="P6">One could even argue that the cut should be extended/tightened out to 10 cm, instead of 8 cm</text:p>
                    </text:list-item>
                    <text:list-item>
                      <text:p text:style-name="P6">Relaxing cut from 8.0 cm to 7.0 cm: <text:s text:c="3"/>+0.469% pairs</text:p>
                    </text:list-item>
                    <text:list-item>
                      <text:p text:style-name="P6">Tightening cut from 8.0 cm to 9.0 cm: -0.545% pairs</text:p>
                    </text:list-item>
                  </text:list>
                </text:list-item>
              </text:list>
            </text:list-item>
          </text:list>
        </text:list-item>
        <text:list-item>
          <text:p text:style-name="P50"><text:span text:style-name="T5">Page 23, Figure 12 </text:span><text:span text:style-name="T2">(</text:span><text:span text:style-name="T1">Page 22, </text:span><text:span text:style-name="T5">Figure 11</text:span><text:span text:style-name="T3">, </text:span><text:span text:style-name="T2">17 Jan. Note)</text:span>: <text:span text:style-name="T6">Λ</text:span><text:span text:style-name="T7">K</text:span><text:span text:style-name="T9">0</text:span><text:span text:style-name="T11"> correlation functions</text:span></text:p>
          <text:list>
            <text:list-item>
              <text:p text:style-name="P7">Is the behaviour of the long range corrrelation part, going from flat to below one for large <text:span text:style-name="T58">k</text:span>*, reproduced by Phythia? Can you produce plots where you also show the simulations for all these correlations?</text:p>
            </text:list-item>
            <text:list-item>
              <text:p text:style-name="P8">No, this behavior is not reproduced by <text:span text:style-name="T53">HIJING</text:span></text:p>
            </text:list-item>
            <text:list-item>
              <text:p text:style-name="P9">It is, however, reproduced by THERMINATOR (and AMPT), <text:span text:style-name="T59">and we understand it now to be due mostly to elliptic flow.</text:span></text:p>
            </text:list-item>
          </text:list>
        </text:list-item>
        <text:list-item>
          <text:p text:style-name="P50"><text:span text:style-name="T15">Page 27 </text:span><text:span text:style-name="T14">(</text:span><text:span text:style-name="T12">Page 22</text:span><text:span text:style-name="T13">, </text:span><text:span text:style-name="T14">17 Jan. Note)</text:span><text:span text:style-name="T11">: 5.1 Model </text:span><text:span text:style-name="T17">Λ</text:span><text:span text:style-name="T11">K and </text:span><text:span text:style-name="T17">Ξ</text:span><text:span text:style-name="T10">ch</text:span><text:span text:style-name="T17">K</text:span><text:span text:style-name="T10">0</text:span></text:p>
          <text:list>
            <text:list-item>
              <text:p text:style-name="P10">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1">The fit procedure is hopefully more legible now in Section 5.6: LednickyFitter.</text:p>
            </text:list-item>
            <text:list-item>
              <text:p text:style-name="P12">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3">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3">The intermediate fit function is then corrected for momentum resolution effects.</text:p>
            </text:list-item>
            <text:list-item>
              <text:p text:style-name="P13">Finally, the final fit function is formed by multiplying the intermediate fit function by the non-flat background contribution (green line).</text:p>
            </text:list-item>
          </text:list>
        </text:list-item>
        <text:list-item>
          <text:p text:style-name="P51"><text:span text:style-name="T22">Page 28 </text:span><text:span text:style-name="T21">(</text:span><text:span text:style-name="T18">Page 26</text:span><text:span text:style-name="T20">, </text:span><text:span text:style-name="T21">17 Jan. Note)</text:span><text:span text:style-name="T17">: Momentum Resolution Corrections</text:span></text:p>
          <text:list>
            <text:list-item>
              <text:p text:style-name="P14"><text:soft-page-break/>I dont understand this part. <text:s/>why do you need to account for the interaction when correcting for the pair momentum resolution?</text:p>
            </text:list-item>
            <text:list-item>
              <text:p text:style-name="P15"><text:span text:style-name="T50">TODO</text:span>: </text:p>
            </text:list-item>
          </text:list>
        </text:list-item>
        <text:list-item>
          <text:p text:style-name="P52"><text:span text:style-name="T22">Page 35 </text:span><text:span text:style-name="T21">(</text:span><text:span text:style-name="T18">Page 30</text:span><text:span text:style-name="T20">, </text:span><text:span text:style-name="T21">17 Jan. Note)</text:span><text:span text:style-name="T17">: Residual Correlations</text:span></text:p>
          <text:list>
            <text:list-item>
              <text:p text:style-name="P16">A table is needed with all possible residual contributions and their weight and also a more detailed explanation about the 3 and 10 components. <text:s/>It is less explained here than in the slides you showed to get the preliminaries.</text:p>
            </text:list-item>
            <text:list-item>
              <text:p text:style-name="P15"><text:span text:style-name="T50">TODO</text:span>: Make sure everything is explained well, and possibly add diagram of residual adopted from Laura</text:p>
            </text:list-item>
          </text:list>
        </text:list-item>
        <text:list-item>
          <text:p text:style-name="P53"><text:span text:style-name="T23">Page 35 </text:span><text:span text:style-name="T21">(</text:span><text:span text:style-name="T18">Page 30</text:span><text:span text:style-name="T20">, </text:span><text:span text:style-name="T21">17 Jan. Note)</text:span><text:span text:style-name="T17">: Residual Correlations</text:span></text:p>
          <text:list>
            <text:list-item>
              <text:p text:style-name="P16">What about the misidentification correlations? <text:s/>I will send you the description of our Lambda parameters that contains also PID impurtities </text:p>
            </text:list-item>
            <text:list-item>
              <text:p text:style-name="P15"><text:span text:style-name="T50">TODO</text:span>:</text:p>
            </text:list-item>
          </text:list>
        </text:list-item>
        <text:list-item>
          <text:p text:style-name="P54"><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17">Why (should all Coulomb-neutral residual pairs share the same source size and scattering parameters as the daughter pair)??? </text:p>
            </text:list-item>
            <text:list-item>
              <text:p text:style-name="P18">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55"><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19">but mt scaling is not 'smaller values '. <text:s/>I dont understand this part. (“Concerning the radii of the residual parent pairs, it was suggested that these should be set to smaller values.”<text:span text:style-name="T54">)</text:span></text:p>
            </text:list-item>
            <text:list-item>
              <text:p text:style-name="P20">Looking at our (ALICE) famous m<text:span text:style-name="T46">T</text:span>-scaling of radii plot, as the m<text:span text:style-name="T46">T</text:span> of the system increases, the radius decreases. <text:s/>Since all of the parent systems have larger m<text:span text:style-name="T46">T</text:span> than our pair system of interest, we expect them to all have smaller radii.</text:p>
            </text:list-item>
          </text:list>
        </text:list-item>
        <text:list-item>
          <text:p text:style-name="P56"><text:span text:style-name="T23">Page 37 </text:span><text:span text:style-name="T21">(</text:span><text:span text:style-name="T18">Page 31</text:span><text:span text:style-name="T20">, </text:span><text:span text:style-name="T21">17 Jan. Note)</text:span><text:span text:style-name="T17">: Residual Correlations</text:span></text:p>
          <text:list>
            <text:list-item>
              <text:p text:style-name="P57"><text:span text:style-name="T17">where does this parmatrization come from? from the measurements ? (Parametrization R</text:span><text:span text:style-name="T47">AB</text:span><text:span text:style-name="T17"> = αm</text:span><text:span text:style-name="T47">T</text:span><text:span text:style-name="T10">1/2</text:span><text:span text:style-name="T17">)</text:span></text:p>
            </text:list-item>
            <text:list-item>
              <text:p text:style-name="P58"><text:span text:style-name="T17">From the m</text:span><text:span text:style-name="T47">T</text:span><text:span text:style-name="T17">-scaling of radii plot, we see that the data follows an approximate inverse square root distribution. <text:s/>In the analysis note, I accidentally called this “inverse-square distribution”, and the parameterization should be R</text:span><text:span text:style-name="T47">AB</text:span><text:span text:style-name="T17"> = αm</text:span><text:span text:style-name="T47">T</text:span><text:span text:style-name="T10">-1/2</text:span><text:span text:style-name="T17">, not m</text:span><text:span text:style-name="T47">T</text:span><text:span text:style-name="T10">+1/2</text:span><text:span text:style-name="T17">! <text:s/></text:span><text:span text:style-name="T44">We are, by no means, claiming the data follows this distribution exactly, but using this gives us a </text:span><text:span text:style-name="T45">rough estimate.</text:span></text:p>
            </text:list-item>
          </text:list>
        </text:list-item>
        <text:list-item>
          <text:p text:style-name="P59"><text:span text:style-name="T24">Page 37 </text:span><text:span text:style-name="T21">(</text:span><text:span text:style-name="T18">Page 32</text:span><text:span text:style-name="T20">, </text:span><text:span text:style-name="T21">17 Jan. Note)</text:span><text:span text:style-name="T17">: Residual Correlations</text:span></text:p>
          <text:list>
            <text:list-item>
              <text:p text:style-name="P60"><text:span text:style-name="T17">Highlighted: “We find in our Ξ</text:span><text:span text:style-name="T10">ch</text:span><text:span text:style-name="T17">K</text:span><text:span text:style-name="T10">ch</text:span><text:span text:style-name="T17"> study that a Coulomb-only description of the system describes, reasonably well, the broad features of the correlation.”</text:span></text:p>
            </text:list-item>
          </text:list>
        </text:list-item>
        <text:list-item>
          <text:p text:style-name="P59"><text:span text:style-name="T25">Page 38 </text:span><text:span text:style-name="T21">(</text:span><text:span text:style-name="T18">Page 33</text:span><text:span text:style-name="T20">, </text:span><text:span text:style-name="T21">17 Jan. Note)</text:span><text:span text:style-name="T17">: Figure 19: Σ</text:span><text:span text:style-name="T10">0</text:span><text:span text:style-name="T17">K+ Transform</text:span></text:p>
          <text:list>
            <text:list-item>
              <text:p text:style-name="P21">What do you assume for the interaction Sigma0 K???</text:p>
            </text:list-item>
            <text:list-item>
              <text:p text:style-name="P22">We assume the <text:span text:style-name="T6">Σ</text:span><text:span text:style-name="T8">0</text:span>K interaction is the same as the <text:span text:style-name="T6">Λ</text:span>K interaction</text:p>
            </text:list-item>
          </text:list>
        </text:list-item>
        <text:list-item>
          <text:p text:style-name="P59"><text:span text:style-name="T26">Page 46 </text:span><text:span text:style-name="T21">(</text:span><text:span text:style-name="T18">Page 33</text:span><text:span text:style-name="T20">, </text:span><text:span text:style-name="T21">17 Jan. Note)</text:span><text:span text:style-name="T17">: 6.1.2 Non-Flat Background</text:span></text:p>
          <text:list>
            <text:list-item>
              <text:p text:style-name="P21">Dont you vary the normalization range of Same Evt to Mixed Evt?</text:p>
            </text:list-item>
            <text:list-item>
              <text:p text:style-name="P23">I am using a PML fit function, so I use the raw numerator and denominator counts, and the normalization range does not <text:span text:style-name="T55">directly</text:span> come into play. <text:s/>In fitting the background, I somewhat suggest a normalization range, by feeding the fit function (whatever it may be, linear, quadratic, Gaussian) an offset value equal to the numerator counts divided by the denominator counts in the normalization regime. <text:s/><text:span text:style-name="T56">In any case, I can vary to normalization range and add this to my systematic errors.</text:span></text:p>
            </text:list-item>
          </text:list>
        </text:list-item>
        <text:list-item>
          <text:p text:style-name="P61"><text:span text:style-name="T27">Page 47 </text:span><text:span text:style-name="T21">(</text:span><text:span text:style-name="T18">Page 35</text:span><text:span text:style-name="T20">, </text:span><text:span text:style-name="T21">17 Jan. Note)</text:span><text:span text:style-name="T17">: Results and Discussion</text:span></text:p>
          <text:list>
            <text:list-item>
              <text:p text:style-name="P24"><text:soft-page-break/>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item>
              <text:p text:style-name="P25"><text:span text:style-name="T50">TODO</text:span>: Motivate why 3 residuals is sufficient</text:p>
            </text:list-item>
          </text:list>
        </text:list-item>
        <text:list-item>
          <text:p text:style-name="P62"><text:span text:style-name="T28">Page 51 </text:span><text:span text:style-name="T21">(</text:span><text:span text:style-name="T18">Page 36</text:span><text:span text:style-name="T20">, </text:span><text:span text:style-name="T21">17 Jan. Note)</text:span><text:span text:style-name="T17">: Results and Discussion</text:span></text:p>
          <text:list>
            <text:list-item>
              <text:p text:style-name="P26">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p>
            </text:list-item>
            <text:list-item>
              <text:p text:style-name="P27"><text:span text:style-name="T50">TODO</text:span>: Explain whether or not lambda is free. <text:s/>Also, explain whether or not simulation reproduces the lambda values.</text:p>
            </text:list-item>
          </text:list>
        </text:list-item>
        <text:list-item>
          <text:p text:style-name="P63"><text:span text:style-name="T29">Page 51 </text:span><text:span text:style-name="T21">(</text:span><text:span text:style-name="T18">Page 36</text:span><text:span text:style-name="T20">, </text:span><text:span text:style-name="T21">17 Jan. Note)</text:span><text:span text:style-name="T17">: Results and Discussion</text:span></text:p>
          <text:list>
            <text:list-item>
              <text:p text:style-name="P28">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item>
              <text:p text:style-name="P29"><text:span text:style-name="T50">TODO</text:span>: </text:p>
            </text:list-item>
          </text:list>
        </text:list-item>
        <text:list-item>
          <text:p text:style-name="P64"><text:span text:style-name="T29">Page 51 </text:span><text:span text:style-name="T21">(</text:span><text:span text:style-name="T18">Page 36</text:span><text:span text:style-name="T20">, </text:span><text:span text:style-name="T21">17 Jan. Note)</text:span><text:span text:style-name="T17">: Results and Discussion</text:span></text:p>
          <text:list>
            <text:list-item>
              <text:p text:style-name="P65"><text:span text:style-name="T17">what does this sentence mean??? <text:s/>Not clear at all (“Notice, the 10-30% radius is at its limit, as is λ from the 30-50% ΛK</text:span><text:span text:style-name="T10">0</text:span><text:span text:style-name="T47">S</text:span><text:span text:style-name="T17"> analysis. <text:s/>This accounts for the 0.0000 systematic uncertainty of the 10-30% R value currently quotes in Table 1.”)</text:span></text:p>
            </text:list-item>
            <text:list-item>
              <text:p text:style-name="P30">This sentence is from an older version of the analysis note, and referring to older fit results. <text:s/>The issue was resolved, accurate values and systematic estimates were obtained, and this sentence should have been deleted.</text:p>
            </text:list-item>
          </text:list>
        </text:list-item>
        <text:list-item>
          <text:p text:style-name="P66"><text:span text:style-name="T30">Page 50, Figure 29 </text:span><text:span text:style-name="T21">(</text:span><text:span text:style-name="T18">Page 37, </text:span><text:span text:style-name="T31">Figure 22</text:span><text:span text:style-name="T20">, </text:span><text:span text:style-name="T21">17 Jan. Note)</text:span><text:span text:style-name="T17">: Extracted λ vs Radius results</text:span></text:p>
          <text:list>
            <text:list-item>
              <text:p text:style-name="P31">what does it me<text:span text:style-name="T60">an</text:span> lambda larger than 1???? <text:s/>In line 623 you wrote lambda between 0.1 and 0.8. <text:s/>why only for Lambda K0s?</text:p>
            </text:list-item>
            <text:list-item>
              <text:p text:style-name="P32"><text:span text:style-name="T50">TODO</text:span>: </text:p>
            </text:list-item>
          </text:list>
        </text:list-item>
        <text:list-item>
          <text:p text:style-name="P66"><text:span text:style-name="T33">Page 50, Figure 29 </text:span><text:span text:style-name="T21">(</text:span><text:span text:style-name="T18">Page 37, </text:span><text:span text:style-name="T32">Figure 22</text:span><text:span text:style-name="T20">, </text:span><text:span text:style-name="T21">17 Jan. Note)</text:span><text:span text:style-name="T17">: Extracted λ vs Radius results</text:span></text:p>
          <text:list>
            <text:list-item>
              <text:p text:style-name="P31">how can be that for 10 res you have smaller errors???</text:p>
            </text:list-item>
            <text:list-item>
              <text:p text:style-name="P32"><text:span text:style-name="T50">TODO</text:span>: </text:p>
            </text:list-item>
          </text:list>
        </text:list-item>
        <text:list-item>
          <text:p text:style-name="P67"><text:span text:style-name="T21">(</text:span><text:span text:style-name="T18">Page 40</text:span><text:span text:style-name="T20">, </text:span><text:span text:style-name="T21">17 Jan. Note)</text:span><text:span text:style-name="T17">: Figure 25</text:span></text:p>
          <text:list>
            <text:list-item>
              <text:p text:style-name="P33">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item>
              <text:p text:style-name="P34">Figure has been removed</text:p>
            </text:list-item>
            <text:list-item>
              <text:p text:style-name="P34"><text:span text:style-name="T50">TODO</text:span>: Maybe explain a little more that the lambda values are not fixed</text:p>
            </text:list-item>
          </text:list>
        </text:list-item>
        <text:list-item>
          <text:p text:style-name="P68"><text:span text:style-name="T34">Page 55 </text:span><text:span text:style-name="T21">(</text:span><text:span text:style-name="T18">Page 48</text:span><text:span text:style-name="T20">, </text:span><text:span text:style-name="T21">17 Jan. Note)</text:span><text:span text:style-name="T17">: Fit Results Table</text:span></text:p>
          <text:list>
            <text:list-item>
              <text:p text:style-name="P35">not clear here. <text:s/>do you fit all the different correlation functions obtained by the difference cut selection when performing your systematic variation ? <text:s/>How do you account for the systematic errors? <text:s/>Do you only vary the fit ranges?</text:p>
            </text:list-item>
            <text:list-item>
              <text:p text:style-name="P36"><text:span text:style-name="T50">TODO</text:span>: Fix Table1 caption (for LamK0, it currently says each has a unique lambda, which is incorrect)</text:p>
            </text:list-item>
            <text:list-item>
              <text:p text:style-name="P37"><text:span text:style-name="T50">TODO</text:span>: Explain better systematics section?</text:p>
            </text:list-item>
          </text:list>
        </text:list-item>
        <text:list-item>
          <text:p text:style-name="P69"><text:span text:style-name="T21">(</text:span><text:span text:style-name="T18">Page 50</text:span><text:span text:style-name="T20">, </text:span><text:span text:style-name="T21">17 Jan. Note)</text:span><text:span text:style-name="T17">: 7.1.2 and 7.1.3: Results ΛK</text:span><text:span text:style-name="T10">0</text:span><text:span text:style-name="T47">S</text:span><text:span text:style-name="T17"> and ΛK</text:span><text:span text:style-name="T10">ch</text:span><text:span text:style-name="T17"> 3 Residuals and 10 Residuals </text:span></text:p>
          <text:list>
            <text:list-item>
              <text:p text:style-name="P70"><text:soft-page-break/><text:span text:style-name="T17"><text:s/></text:span><text:span text:style-name="T41">?? why is that </text:span><text:span text:style-name="T42">empty</text:span><text:span text:style-name="T41">?</text:span></text:p>
            </text:list-item>
            <text:list-item>
              <text:p text:style-name="P71"><text:span text:style-name="T41">I </text:span><text:span text:style-name="T17">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72"><text:span text:style-name="T34">Page 75 </text:span><text:span text:style-name="T21">(</text:span><text:span text:style-name="T18">Page 50</text:span><text:span text:style-name="T20">, </text:span><text:span text:style-name="T21">17 Jan. Note)</text:span><text:span text:style-name="T17">: Results ΞK</text:span><text:span text:style-name="T10">ch</text:span></text:p>
          <text:list>
            <text:list-item>
              <text:p text:style-name="P73"><text:span text:style-name="T17">but the data are withing the coulomb band. I dont see your point. </text:span><text:span text:style-name="T43">(“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item>
              <text:p text:style-name="P74"><text:span text:style-name="T52">T</text:span><text:span text:style-name="T51">ODO</text:span><text:span text:style-name="T17">: Better explanation</text:span></text:p>
            </text:list-item>
          </text:list>
        </text:list-item>
        <text:list-item>
          <text:p text:style-name="P75"><text:span text:style-name="T35">Page 75 </text:span><text:span text:style-name="T21">(</text:span><text:span text:style-name="T19">P</text:span><text:span text:style-name="T18">age 50</text:span><text:span text:style-name="T20">, </text:span><text:span text:style-name="T21">17 Jan. Note)</text:span><text:span text:style-name="T17">: Results ΞK</text:span></text:p>
          <text:list>
            <text:list-item>
              <text:p text:style-name="P38">not really for all cases (“Including the strong interaction into the simulation can dramatically change the resulting correlation function, as shown in Figure 52.”)</text:p>
            </text:list-item>
            <text:list-item>
              <text:p text:style-name="P39">True. <text:s/>Wording changed</text:p>
            </text:list-item>
          </text:list>
        </text:list-item>
        <text:list-item>
          <text:p text:style-name="P76"><text:span text:style-name="T36">Page 76 </text:span><text:span text:style-name="T21">(</text:span><text:span text:style-name="T18">Page 51</text:span><text:span text:style-name="T20">, </text:span><text:span text:style-name="T21">17 Jan. Note)</text:span><text:span text:style-name="T17">: Results ΞK: Figure 53</text:span></text:p>
          <text:list>
            <text:list-item>
              <text:p text:style-name="P40">do you fit also here lambda ?</text:p>
            </text:list-item>
            <text:list-item>
              <text:p text:style-name="P41"><text:span text:style-name="T50">TODO</text:span>:</text:p>
            </text:list-item>
          </text:list>
        </text:list-item>
        <text:list-item>
          <text:p text:style-name="P77"><text:span text:style-name="T37">Page 58, Figure 34 </text:span><text:span text:style-name="T21">(</text:span><text:span text:style-name="T18">Page 52, </text:span><text:span text:style-name="T37">Figure 37</text:span><text:span text:style-name="T20">, </text:span><text:span text:style-name="T21">17 Jan. Note)</text:span><text:span text:style-name="T17">: ΛK</text:span><text:span text:style-name="T10">0</text:span><text:span text:style-name="T47">S</text:span><text:span text:style-name="T17"> results with residuals </text:span></text:p>
          <text:list>
            <text:list-item>
              <text:p text:style-name="P42">as I mentioned before you didn explain at all where this linear behaivour for large k* comes from. Is that so also in Phythias </text:p>
            </text:list-item>
            <text:list-item>
              <text:p text:style-name="P43">Should be clear now from non-flat background section</text:p>
            </text:list-item>
          </text:list>
        </text:list-item>
        <text:list-item>
          <text:p text:style-name="P77"><text:span text:style-name="T38">Page 59, Figure 35</text:span><text:span text:style-name="T21">(</text:span><text:span text:style-name="T18">Page 54, </text:span><text:span text:style-name="T38">Figure 39</text:span><text:span text:style-name="T20">, </text:span><text:span text:style-name="T21">17 Jan. Note)</text:span><text:span text:style-name="T17">: ΛK+ results with residuals</text:span></text:p>
          <text:list>
            <text:list-item>
              <text:p text:style-name="P42">from the figures it is not clear to me if the linear slope below 1 for large k* is the same for K0s and K+ ist that? also for K-? Also: is this behaviour also observed in the pi-pi analysis in PbPb collisions?</text:p>
            </text:list-item>
            <text:list-item>
              <text:p text:style-name="P44"><text:span text:style-name="T57">I</text:span>nclude<text:span text:style-name="T57">d</text:span> figure showing the different backgrounds for LamKch and LamK0 <text:span text:style-name="T57">out to large k*</text:span></text:p>
            </text:list-item>
            <text:list-item>
              <text:p text:style-name="P45"><text:span text:style-name="T50">TODO</text:span>: Is the behavior observed in pi-pi analysis?</text:p>
            </text:list-item>
          </text:list>
        </text:list-item>
        <text:list-item>
          <text:p text:style-name="P78"><text:span text:style-name="T39">Page 65, Figure 39 </text:span><text:span text:style-name="T21">(</text:span><text:span text:style-name="T18">Page 57, </text:span><text:span text:style-name="T39">Figure 42</text:span><text:span text:style-name="T20">, </text:span><text:span text:style-name="T21">17 Jan. Note)</text:span><text:span text:style-name="T17">:</text:span></text:p>
          <text:list>
            <text:list-item>
              <text:p text:style-name="P46">What about the values from Jeremy for PLambda and Lambda Lambda... and so on? <text:s/>Can you make a plot with also these values?</text:p>
            </text:list-item>
            <text:list-item>
              <text:p text:style-name="P47"><text:span text:style-name="T50">TODO</text:span>: Generate version of plot with Jai’s and Han’s data</text:p>
            </text:list-item>
          </text:list>
        </text:list-item>
        <text:list-item>
          <text:p text:style-name="P78"><text:span text:style-name="T40">Page 65, Figure 39 </text:span><text:span text:style-name="T21">(</text:span><text:span text:style-name="T18">Page 57, </text:span><text:span text:style-name="T40">Figure 42</text:span><text:span text:style-name="T20">, </text:span><text:span text:style-name="T21">17 Jan. Note)</text:span><text:span text:style-name="T17">:</text:span></text:p>
          <text:list>
            <text:list-item>
              <text:p text:style-name="P46">I wonder what would happen to the radius if you fix lambda. <text:s/>same story as before </text:p>
            </text:list-item>
            <text:list-item>
              <text:p text:style-name="P48"><text:span text:style-name="T50">TODO</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8-06T13:39:22.057872803</dc:date>
    <meta:editing-duration>PT6H21M32S</meta:editing-duration>
    <meta:editing-cycles>101</meta:editing-cycles>
    <meta:generator>LibreOffice/5.1.6.2$Linux_X86_64 LibreOffice_project/10m0$Build-2</meta:generator>
    <meta:document-statistic meta:table-count="0" meta:image-count="0" meta:object-count="0" meta:page-count="4" meta:paragraph-count="105" meta:word-count="2065" meta:character-count="11537" meta:non-whitespace-character-count="9610"/>
  </office:meta>
</office:document-meta>
</file>